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5.9pt"/>
    </style:style>
    <style:style style:name="co3" style:family="table-column">
      <style:table-column-properties fo:break-before="auto" style:column-width="90.6pt"/>
    </style:style>
    <style:style style:name="co4" style:family="table-column">
      <style:table-column-properties fo:break-before="auto" style:column-width="117.35pt"/>
    </style:style>
    <style:style style:name="co5" style:family="table-column">
      <style:table-column-properties fo:break-before="auto" style:column-width="131.56pt"/>
    </style:style>
    <style:style style:name="co6" style:family="table-column">
      <style:table-column-properties fo:break-before="auto" style:column-width="138.64pt"/>
    </style:style>
    <style:style style:name="co7" style:family="table-column">
      <style:table-column-properties fo:break-before="auto" style:column-width="175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 style:data-style-name="N104">
      <style:text-properties fo:font-size="10pt" style:font-size-asian="10pt" style:font-size-complex="10pt"/>
    </style:style>
    <style:style style:name="ce10" style:family="table-cell" style:parent-style-name="Default" style:data-style-name="N104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0pt" style:font-size-asian="10pt" style:font-size-complex="10pt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0pt" style:font-size-asian="10pt" style:font-size-complex="10pt"/>
    </style:style>
    <style:style style:name="ce17" style:family="table-cell" style:parent-style-name="Default" style:data-style-name="N2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1" table:number-columns-repeated="1016" table:default-cell-style-name="ce6"/>
        <table:table-row table:style-name="ro1">
          <table:table-cell table:style-name="ce1" office:value-type="string" calcext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2"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3" office:value-type="string" calcext:value-type="string">
            <text:p>Hotel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Price (normalized)</text:p>
          </table:table-cell>
          <table:table-cell table:style-name="ce7" office:value-type="string" calcext:value-type="string">
            <text:p>Square Root of Median Income (normalized)</text:p>
          </table:table-cell>
          <table:table-cell table:style-name="ce7" office:value-type="string" calcext:value-type="string">
            <text:p>College Students in Area (normalized)</text:p>
          </table:table-cell>
          <table:table-cell table:style-name="ce14" office:value-type="string" calcext:value-type="string">
            <text:p>State Population Per Inn (normalized)</text:p>
          </table:table-cell>
          <table:table-cell table:style-name="ce17" office:value-type="string" calcext:value-type="string">
            <text:p>Predicted Profitability of Hotels</text:p>
          </table:table-cell>
          <table:table-cell/>
          <table:table-cell office:value-type="string" calcext:value-type="string">
            <text:p>Decision Variables</text:p>
          </table:table-cell>
          <table:table-cell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style-name="ce9" office:value-type="currency" office:currency="USD" office:value="2925000" calcext:value-type="currency">
            <text:p>$2,925,000.00</text:p>
          </table:table-cell>
          <table:table-cell table:style-name="ce11" office:value-type="float" office:value="-0.301823318212882" calcext:value-type="float">
            <text:p>-0.30</text:p>
          </table:table-cell>
          <table:table-cell table:style-name="ce11" office:value-type="float" office:value="-0.812779738215407" calcext:value-type="float">
            <text:p>-0.81</text:p>
          </table:table-cell>
          <table:table-cell table:style-name="ce11" office:value-type="float" office:value="-0.536413473134807" calcext:value-type="float">
            <text:p>-0.54</text:p>
          </table:table-cell>
          <table:table-cell table:style-name="ce15" office:value-type="float" office:value="-0.995986621264154" calcext:value-type="float">
            <text:p>-1.00</text:p>
          </table:table-cell>
          <table:table-cell table:style-name="ce17" table:formula="of:=39.05 - 5.41*[.G4] + 5.86*[.D4] - 3.09*[.E4] + 1.75*[.F4]" office:value-type="float" office:value="44.2423687894113" calcext:value-type="float">
            <text:p>44.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10000000" calcext:value-type="currency">
            <text:p>$10,000,000.00</text:p>
          </table:table-cell>
          <table:table-cell table:style-name="ce11" office:value-type="float" office:value="1.69907619299956" calcext:value-type="float">
            <text:p>1.70</text:p>
          </table:table-cell>
          <table:table-cell table:style-name="ce11" office:value-type="float" office:value="-0.40819856338797" calcext:value-type="float">
            <text:p>-0.41</text:p>
          </table:table-cell>
          <table:table-cell table:style-name="ce11" office:value-type="float" office:value="0.311669147486606" calcext:value-type="float">
            <text:p>0.31</text:p>
          </table:table-cell>
          <table:table-cell table:style-name="ce15" office:value-type="float" office:value="-0.47427934345912" calcext:value-type="float">
            <text:p>-0.47</text:p>
          </table:table-cell>
          <table:table-cell table:style-name="ce17" table:formula="of:=39.05 - 5.41*[.G5] + 5.86*[.D5] - 3.09*[.E5] + 1.75*[.F5]" office:value-type="float" office:value="53.3791923080617" calcext:value-type="float">
            <text:p>53.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750000" calcext:value-type="currency">
            <text:p>$3,750,000.00</text:p>
          </table:table-cell>
          <table:table-cell table:style-name="ce11" office:value-type="float" office:value="-0.0685028805096647" calcext:value-type="float">
            <text:p>-0.07</text:p>
          </table:table-cell>
          <table:table-cell table:style-name="ce11" office:value-type="float" office:value="-0.40819856338797" calcext:value-type="float">
            <text:p>-0.41</text:p>
          </table:table-cell>
          <table:table-cell table:style-name="ce11" office:value-type="float" office:value="0.311669147486606" calcext:value-type="float">
            <text:p>0.31</text:p>
          </table:table-cell>
          <table:table-cell table:style-name="ce15" office:value-type="float" office:value="-0.47427934345912" calcext:value-type="float">
            <text:p>-0.47</text:p>
          </table:table-cell>
          <table:table-cell table:style-name="ce17" table:formula="of:=39.05 - 5.41*[.G6] + 5.86*[.D6] - 3.09*[.E6] + 1.75*[.F6]" office:value-type="float" office:value="43.0211789372976" calcext:value-type="float">
            <text:p>43.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500000" calcext:value-type="currency">
            <text:p>$3,500,000.00</text:p>
          </table:table-cell>
          <table:table-cell table:style-name="ce11" office:value-type="float" office:value="-0.139206043450034" calcext:value-type="float">
            <text:p>-0.14</text:p>
          </table:table-cell>
          <table:table-cell table:style-name="ce11" office:value-type="float" office:value="-0.40819856338797" calcext:value-type="float">
            <text:p>-0.41</text:p>
          </table:table-cell>
          <table:table-cell table:style-name="ce11" office:value-type="float" office:value="0.311669147486606" calcext:value-type="float">
            <text:p>0.31</text:p>
          </table:table-cell>
          <table:table-cell table:style-name="ce15" office:value-type="float" office:value="-0.47427934345912" calcext:value-type="float">
            <text:p>-0.47</text:p>
          </table:table-cell>
          <table:table-cell table:style-name="ce17" table:formula="of:=39.05 - 5.41*[.G7] + 5.86*[.D7] - 3.09*[.E7] + 1.75*[.F7]" office:value-type="float" office:value="42.606858402467" calcext:value-type="float">
            <text:p>42.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style-name="ce9" office:value-type="currency" office:currency="USD" office:value="325000" calcext:value-type="currency">
            <text:p>$325,000.00</text:p>
          </table:table-cell>
          <table:table-cell table:style-name="ce11" office:value-type="float" office:value="-1.03713621279272" calcext:value-type="float">
            <text:p>-1.04</text:p>
          </table:table-cell>
          <table:table-cell table:style-name="ce11" office:value-type="float" office:value="-0.40819856338797" calcext:value-type="float">
            <text:p>-0.41</text:p>
          </table:table-cell>
          <table:table-cell table:style-name="ce11" office:value-type="float" office:value="0.311669147486606" calcext:value-type="float">
            <text:p>0.31</text:p>
          </table:table-cell>
          <table:table-cell table:style-name="ce15" office:value-type="float" office:value="-0.47427934345912" calcext:value-type="float">
            <text:p>-0.47</text:p>
          </table:table-cell>
          <table:table-cell table:style-name="ce17" table:formula="of:=39.05 - 5.41*[.G8] + 5.86*[.D8] - 3.09*[.E8] + 1.75*[.F8]" office:value-type="float" office:value="37.3449876101189" calcext:value-type="float">
            <text:p>37.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style-name="ce9" office:value-type="currency" office:currency="USD" office:value="8950000" calcext:value-type="currency">
            <text:p>$8,950,000.00</text:p>
          </table:table-cell>
          <table:table-cell table:style-name="ce11" office:value-type="float" office:value="1.40212290865001" calcext:value-type="float">
            <text:p>1.40</text:p>
          </table:table-cell>
          <table:table-cell table:style-name="ce11" office:value-type="float" office:value="0.65784481555623" calcext:value-type="float">
            <text:p>0.66</text:p>
          </table:table-cell>
          <table:table-cell table:style-name="ce11" office:value-type="float" office:value="0.483711134705849" calcext:value-type="float">
            <text:p>0.48</text:p>
          </table:table-cell>
          <table:table-cell table:style-name="ce15" office:value-type="float" office:value="-0.557278228564467" calcext:value-type="float">
            <text:p>-0.56</text:p>
          </table:table-cell>
          <table:table-cell table:style-name="ce17" table:formula="of:=39.05 - 5.41*[.G9] + 5.86*[.D9] - 3.09*[.E9] + 1.75*[.F9]" office:value-type="float" office:value="49.0950694668893" calcext:value-type="float">
            <text:p>49.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1950000" calcext:value-type="currency">
            <text:p>$1,950,000.00</text:p>
          </table:table-cell>
          <table:table-cell table:style-name="ce11" office:value-type="float" office:value="-0.577565653680321" calcext:value-type="float">
            <text:p>-0.58</text:p>
          </table:table-cell>
          <table:table-cell table:style-name="ce11" office:value-type="float" office:value="0.167685861269989" calcext:value-type="float">
            <text:p>0.17</text:p>
          </table:table-cell>
          <table:table-cell table:style-name="ce11" office:value-type="float" office:value="3.10621450397355" calcext:value-type="float">
            <text:p>3.11</text:p>
          </table:table-cell>
          <table:table-cell table:style-name="ce15" office:value-type="float" office:value="3.10652969965725" calcext:value-type="float">
            <text:p>3.11</text:p>
          </table:table-cell>
          <table:table-cell table:style-name="ce17" table:formula="of:=39.05 - 5.41*[.G10] + 5.86*[.D10] - 3.09*[.E10] + 1.75*[.F10]" office:value-type="float" office:value="23.776865664917" calcext:value-type="float">
            <text:p>23.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1750000" calcext:value-type="currency">
            <text:p>$1,750,000.00</text:p>
          </table:table-cell>
          <table:table-cell table:style-name="ce11" office:value-type="float" office:value="-0.634128184032617" calcext:value-type="float">
            <text:p>-0.63</text:p>
          </table:table-cell>
          <table:table-cell table:style-name="ce11" office:value-type="float" office:value="0.167685861269989" calcext:value-type="float">
            <text:p>0.17</text:p>
          </table:table-cell>
          <table:table-cell table:style-name="ce11" office:value-type="float" office:value="3.10621450397355" calcext:value-type="float">
            <text:p>3.11</text:p>
          </table:table-cell>
          <table:table-cell table:style-name="ce15" office:value-type="float" office:value="3.10652969965725" calcext:value-type="float">
            <text:p>3.11</text:p>
          </table:table-cell>
          <table:table-cell table:style-name="ce17" table:formula="of:=39.05 - 5.41*[.G11] + 5.86*[.D11] - 3.09*[.E11] + 1.75*[.F11]" office:value-type="float" office:value="23.4454092370526" calcext:value-type="float">
            <text:p>23.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style-name="ce9" office:value-type="currency" office:currency="USD" office:value="4900000" calcext:value-type="currency">
            <text:p>$4,900,000.00</text:p>
          </table:table-cell>
          <table:table-cell table:style-name="ce11" office:value-type="float" office:value="0.256731669016033" calcext:value-type="float">
            <text:p>0.26</text:p>
          </table:table-cell>
          <table:table-cell table:style-name="ce11" office:value-type="float" office:value="0.167685861269989" calcext:value-type="float">
            <text:p>0.17</text:p>
          </table:table-cell>
          <table:table-cell table:style-name="ce11" office:value-type="float" office:value="3.10621450397355" calcext:value-type="float">
            <text:p>3.11</text:p>
          </table:table-cell>
          <table:table-cell table:style-name="ce15" office:value-type="float" office:value="3.10652969965725" calcext:value-type="float">
            <text:p>3.11</text:p>
          </table:table-cell>
          <table:table-cell table:style-name="ce17" table:formula="of:=39.05 - 5.41*[.G12] + 5.86*[.D12] - 3.09*[.E12] + 1.75*[.F12]" office:value-type="float" office:value="28.6658479759177" calcext:value-type="float">
            <text:p>28.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650000" calcext:value-type="currency">
            <text:p>$1,650,000.00</text:p>
          </table:table-cell>
          <table:table-cell table:style-name="ce11" office:value-type="float" office:value="-0.662409449208764" calcext:value-type="float">
            <text:p>-0.66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17" table:formula="of:=39.05 - 5.41*[.G13] + 5.86*[.D13] - 3.09*[.E13] + 1.75*[.F13]" office:value-type="float" office:value="38.8806731128743" calcext:value-type="float">
            <text:p>38.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125000" calcext:value-type="currency">
            <text:p>$1,125,000.00</text:p>
          </table:table-cell>
          <table:table-cell table:style-name="ce11" office:value-type="float" office:value="-0.810886091383539" calcext:value-type="float">
            <text:p>-0.81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17" table:formula="of:=39.05 - 5.41*[.G14] + 5.86*[.D14] - 3.09*[.E14] + 1.75*[.F14]" office:value-type="float" office:value="38.0105999897302" calcext:value-type="float">
            <text:p>38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2500000" calcext:value-type="currency">
            <text:p>$2,500,000.00</text:p>
          </table:table-cell>
          <table:table-cell table:style-name="ce11" office:value-type="float" office:value="-0.42201869521151" calcext:value-type="float">
            <text:p>-0.42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17" table:formula="of:=39.05 - 5.41*[.G15] + 5.86*[.D15] - 3.09*[.E15] + 1.75*[.F15]" office:value-type="float" office:value="40.2893629312983" calcext:value-type="float">
            <text:p>40.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975000" calcext:value-type="currency">
            <text:p>$1,975,000.00</text:p>
          </table:table-cell>
          <table:table-cell table:style-name="ce11" office:value-type="float" office:value="-0.570495337386284" calcext:value-type="float">
            <text:p>-0.57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17" table:formula="of:=39.05 - 5.41*[.G16] + 5.86*[.D16] - 3.09*[.E16] + 1.75*[.F16]" office:value-type="float" office:value="39.4192898081541" calcext:value-type="float">
            <text:p>39.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3750000" calcext:value-type="currency">
            <text:p>$3,750,000.00</text:p>
          </table:table-cell>
          <table:table-cell table:style-name="ce11" office:value-type="float" office:value="-0.0685028805096647" calcext:value-type="float">
            <text:p>-0.07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17" table:formula="of:=39.05 - 5.41*[.G17] + 5.86*[.D17] - 3.09*[.E17] + 1.75*[.F17]" office:value-type="float" office:value="42.3609656054511" calcext:value-type="float">
            <text:p>42.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style-name="ce9" office:value-type="currency" office:currency="USD" office:value="1475000" calcext:value-type="currency">
            <text:p>$1,475,000.00</text:p>
          </table:table-cell>
          <table:table-cell table:style-name="ce11" office:value-type="float" office:value="-0.711901663267022" calcext:value-type="float">
            <text:p>-0.71</text:p>
          </table:table-cell>
          <table:table-cell table:style-name="ce11" office:value-type="float" office:value="-0.791006445611246" calcext:value-type="float">
            <text:p>-0.79</text:p>
          </table:table-cell>
          <table:table-cell table:style-name="ce11" office:value-type="float" office:value="-0.594904888573435" calcext:value-type="float">
            <text:p>-0.59</text:p>
          </table:table-cell>
          <table:table-cell table:style-name="ce15" office:value-type="float" office:value="-0.426851409113208" calcext:value-type="float">
            <text:p>-0.43</text:p>
          </table:table-cell>
          <table:table-cell table:style-name="ce17" table:formula="of:=39.05 - 5.41*[.G18] + 5.86*[.D18] - 3.09*[.E18] + 1.75*[.F18]" office:value-type="float" office:value="38.5906487384929" calcext:value-type="float">
            <text:p>38.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South Lake Tahoe, California</text:p>
          </table:table-cell>
          <table:table-cell table:style-name="ce10" office:value-type="currency" office:currency="USD" office:value="750000" calcext:value-type="currency">
            <text:p>$750,000.00</text:p>
          </table:table-cell>
          <table:table-cell table:style-name="ce12" office:value-type="float" office:value="-0.916940835794092" calcext:value-type="float">
            <text:p>-0.92</text:p>
          </table:table-cell>
          <table:table-cell table:style-name="ce12" office:value-type="float" office:value="-0.791006445611246" calcext:value-type="float">
            <text:p>-0.79</text:p>
          </table:table-cell>
          <table:table-cell table:style-name="ce12" office:value-type="float" office:value="-0.594904888573435" calcext:value-type="float">
            <text:p>-0.59</text:p>
          </table:table-cell>
          <table:table-cell table:style-name="ce16" office:value-type="float" office:value="-0.426851409113208" calcext:value-type="float">
            <text:p>-0.43</text:p>
          </table:table-cell>
          <table:table-cell table:style-name="ce17" table:formula="of:=39.05 - 5.41*[.G19] + 5.86*[.D19] - 3.09*[.E19] + 1.75*[.F19]" office:value-type="float" office:value="37.3891191874843" calcext:value-type="float">
            <text:p>37.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bjective</text:p>
          </table:table-cell>
          <table:table-cell table:formula="of:=SUMPRODUCT([.J4:.J19];[.H4:.H19])" office:value-type="float" office:value="205.700904404104" calcext:value-type="float">
            <text:p>205.7009044041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traints</text:p>
          </table:table-cell>
          <table:table-cell table:number-columns-repeated="1022"/>
        </table:table-row>
        <table:table-row table:style-name="ro1">
          <table:table-cell/>
          <table:table-cell table:formula="of:=SUMPRODUCT([.J4:.J19];[.C4:.C19])" office:value-type="float" office:value="9725000" calcext:value-type="float">
            <text:p>9725000</text:p>
          </table:table-cell>
          <table:table-cell office:value-type="string" calcext:value-type="string">
            <text:p>&lt;=</text:p>
          </table:table-cell>
          <table:table-cell office:value-type="float" office:value="10000000" calcext:value-type="float">
            <text:p>10000000</text:p>
          </table:table-cell>
          <table:table-cell table:number-columns-repeated="1020"/>
        </table:table-row>
        <table:table-row table:style-name="ro1">
          <table:table-cell/>
          <table:table-cell table:formula="of:=SUM([.J13:.J19])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4">00/00/0000</text:date>, <text:time style:data-style-name="N2" text:time-value="12:51:36.4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7-08-14T19:10:31.006000000</dc:date>
    <meta:editing-duration>P3DT4H45M8S</meta:editing-duration>
    <meta:editing-cycles>7</meta:editing-cycles>
    <meta:generator>LibreOffice/5.4.0.3$Windows_x86 LibreOffice_project/7556cbc6811c9d992f4064ab9287069087d7f62c</meta:generator>
    <meta:document-statistic meta:table-count="3" meta:cell-count="163" meta:object-count="0"/>
  </office:meta>
</office:document-meta>
</file>